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64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Category</text:p>
          </table:table-cell>
          <table:table-cell table:style-name="Default" office:value-type="string" calcext:value-type="string">
            <text:p>Part Type</text:p>
          </table:table-cell>
          <table:table-cell office:value-type="string" calcext:value-type="string">
            <text:p>GX-5</text:p>
          </table:table-cell>
          <table:table-cell office:value-type="string" calcext:value-type="string">
            <text:p>GX-35</text:p>
          </table:table-cell>
          <table:table-cell office:value-type="string" calcext:value-type="string">
            <text:p>in .json file</text:p>
          </table:table-cell>
        </table:table-row>
        <table:table-row table:style-name="ro1">
          <table:table-cell office:value-type="string" calcext:value-type="string">
            <text:p>Main Components</text:p>
          </table:table-cell>
          <table:table-cell table:style-name="Default" office:value-type="string" calcext:value-type="string">
            <text:p>Custom Dual Bay Enclosur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table:style-name="Default" office:value-type="string" calcext:value-type="string">
            <text:p>New Power Module Entr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table:style-name="Default" office:value-type="string" calcext:value-type="string">
            <text:p>Power Supply Uni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table:style-name="Default" office:value-type="string" calcext:value-type="string">
            <text:p>Dual DC-DC power Supply Boar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table:style-name="Default" office:value-type="string" calcext:value-type="string">
            <text:p>DB9 and USB adapter Board Assembl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table:style-name="Default" office:value-type="string" calcext:value-type="string">
            <text:p>Cooling f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table:style-name="Default" office:value-type="string" calcext:value-type="string">
            <text:p>Finger Guar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table:style-name="Default" office:value-type="string" calcext:value-type="string">
            <text:p>Standard RadioProcessor W/ p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table:style-name="Default" office:value-type="string" calcext:value-type="string">
            <text:p>Standard RadioProcessor W/O p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table:style-name="Default" office:value-type="string" calcext:value-type="string">
            <text:p>T/R Switch Assembl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table:style-name="Default" office:value-type="string" calcext:value-type="string">
            <text:p>Preamp assembl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table:style-name="Default" office:value-type="string" calcext:value-type="string">
            <text:p>50Mhz low pass filt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table:style-name="Default" office:value-type="string" calcext:value-type="string">
            <text:p>Connector Barrier strip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table:style-name="Default" office:value-type="string" calcext:value-type="string">
            <text:p>Jumper, terminal block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table:style-name="Default" office:value-type="string" calcext:value-type="string">
            <text:p>DB9 connect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table:style-name="Default" office:value-type="string" calcext:value-type="string">
            <text:p>BNC connect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table:style-name="Default" office:value-type="string" calcext:value-type="string">
            <text:p>2-in-1 Diode Bo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table:style-name="Default" office:value-type="string" calcext:value-type="string">
            <text:p>5MHz Low Pass Filte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table:style-name="Default" office:value-type="string" calcext:value-type="string">
            <text:p>Power Amplifi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Fasteners and Mounting Hardware</text:p>
          </table:table-cell>
          <table:table-cell table:style-name="Default" office:value-type="string" calcext:value-type="string">
            <text:p>SP7 Mounting Bracke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table:style-name="Default" office:value-type="string" calcext:value-type="string">
            <text:p>DB9 Jack screw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table:style-name="Default" office:value-type="string" calcext:value-type="string">
            <text:p>M5 self Tapping Fan Screws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table:style-name="Default" office:value-type="string" calcext:value-type="string">
            <text:p>#8-32 screw 1/4”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table:style-name="Default" office:value-type="string" calcext:value-type="string">
            <text:p>#8 lock was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office:value-type="string" calcext:value-type="string">
            <text:p>#4-40 Screw 1"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office:value-type="string" calcext:value-type="string">
            <text:p>#4-40 Screw 1/2"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office:value-type="string" calcext:value-type="string">
            <text:p>#4-40 Screw 1/4"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office:value-type="string" calcext:value-type="string">
            <text:p>#4-40 Lock Nut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office:value-type="string" calcext:value-type="string">
            <text:p>#4 Lock Washer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office:value-type="string" calcext:value-type="string">
            <text:p>M4 Keps Nu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office:value-type="string" calcext:value-type="string">
            <text:p>M3-.5 x 6 SEMS Screw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/>
          <table:table-cell office:value-type="string" calcext:value-type="string">
            <text:p>M3-.5 x 4.5 SEMS Split Lock Screw (Standoff Screws) 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office:value-type="string" calcext:value-type="string">
            <text:p>M4 External Star Washer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office:value-type="string" calcext:value-type="string">
            <text:p>Zip-tie moun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office:value-type="string" calcext:value-type="string">
            <text:p>Zip-ties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office:value-type="string" calcext:value-type="string">
            <text:p>Size 1/8" heat shrink (1" strips)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office:value-type="string" calcext:value-type="string">
            <text:p>Rubber Fee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office:value-type="string" calcext:value-type="string">
            <text:p>#4-40 Screw 1-1/2"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office:value-type="string" calcext:value-type="string">
            <text:p>Aluminum PA15W Mounting Bracke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Cables and Wires</text:p>
          </table:table-cell>
          <table:table-cell office:value-type="string" calcext:value-type="string">
            <text:p>8" USB-A to USB-B Cor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office:value-type="string" calcext:value-type="string">
            <text:p>10" SMA-BNC cabl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/>
          <table:table-cell office:value-type="string" calcext:value-type="string">
            <text:p>10" 10 Conductor IDC Cable with 10-pin crimp connecto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office:value-type="string" calcext:value-type="string">
            <text:p>7" Right Angle (RA) SMA-SMA Cabl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office:value-type="string" calcext:value-type="string">
            <text:p>12" RA SMA-RA SMA Cabl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office:value-type="string" calcext:value-type="string">
            <text:p>18" RA SMA-DB9 Cabl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/>
          <table:table-cell office:value-type="string" calcext:value-type="string">
            <text:p>14" (Black) slide connector to fork connector cab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/>
          <table:table-cell office:value-type="string" calcext:value-type="string">
            <text:p>14" (White) slide connector to fork connector cab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/>
          <table:table-cell office:value-type="string" calcext:value-type="string">
            <text:p>10" 6 wire assembly with 6 pin molex connectors; 7" 4 wire split with molex connect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/>
          <table:table-cell office:value-type="string" calcext:value-type="string">
            <text:p>8" (yellow) 20-gauge wire with fork connector on one en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/>
          <table:table-cell office:value-type="string" calcext:value-type="string">
            <text:p>8" (black) 20-gauge wire with fork connector on one en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/>
          <table:table-cell office:value-type="string" calcext:value-type="string">
            <text:p>14" (green) 18-gauge ring connector to fork connector wir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/>
          <table:table-cell office:value-type="string" calcext:value-type="string">
            <text:p>12" (green) 18-gauge fork connector to fork connector wir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/>
          <table:table-cell office:value-type="string" calcext:value-type="string">
            <text:p>12" (yellow) 20-gauge fork connector to fork connector wir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/>
          <table:table-cell office:value-type="string" calcext:value-type="string">
            <text:p>13" (yel &amp; blk) 20-gauge power wire assembly (2 pin molex, 4 pin molex, fork connectors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/>
          <table:table-cell office:value-type="string" calcext:value-type="string">
            <text:p>4" (grn/yel) 18-gauge slide connector to ring connector wire 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office:value-type="string" calcext:value-type="string">
            <text:p>10” 6 pin Molex Power Co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office:value-type="string" calcext:value-type="string">
            <text:p>5" RA SMA-RA SMA Cabl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office:value-type="string" calcext:value-type="string">
            <text:p>11.5" SMA-RA SMA Cab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office:value-type="string" calcext:value-type="string">
            <text:p>10-Pin IDC Connect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K-Sun Labels</text:p>
          </table:table-cell>
          <table:table-cell office:value-type="string" calcext:value-type="string">
            <text:p>GX-35-Rev1 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office:value-type="string" calcext:value-type="string">
            <text:p>AC Output Labe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office:value-type="string" calcext:value-type="string">
            <text:p>High Voltage Labe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office:value-type="string" calcext:value-type="string">
            <text:p>50 Ohm Load Labe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office:value-type="string" calcext:value-type="string">
            <text:p>To Probe Labe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office:value-type="string" calcext:value-type="string">
            <text:p>USB 2.0 Labe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office:value-type="string" calcext:value-type="string">
            <text:p>TTL Out Labe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office:value-type="string" calcext:value-type="string">
            <text:p>N.C. Labe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office:value-type="string" calcext:value-type="string">
            <text:p>Power Entry Labe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office:value-type="string" calcext:value-type="string">
            <text:p>Ground Labe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office:value-type="string" calcext:value-type="string">
            <text:p>Lambda Quarter Labe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X-5-Rev1A Labe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External Components</text:p>
          </table:table-cell>
          <table:table-cell office:value-type="string" calcext:value-type="string">
            <text:p>AC Power Cable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6.56' (2m) USB-A to USB-B Cord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Default" office:value-type="string" calcext:value-type="string">
            <text:p>34” Probe Cable (Non-Magnetic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Default" office:value-type="string" calcext:value-type="string">
            <text:p>Lambda Quarter Cab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9">00/00/0000</text:date>, <text:time style:data-style-name="N2" text:time-value="18:30:11.2031565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8T17:44:10.916561607</meta:creation-date>
    <dc:date>2015-02-19T17:07:32.298476564</dc:date>
    <meta:editing-duration>PT22H39M15S</meta:editing-duration>
    <meta:editing-cycles>47</meta:editing-cycles>
    <meta:generator>LibreOffice/4.2.7.2$Linux_X86_64 LibreOffice_project/420m0$Build-2</meta:generator>
    <meta:document-statistic meta:table-count="1" meta:cell-count="304" meta:object-count="0"/>
  </office:meta>
</office:document-meta>
</file>